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mm"/>
    </style:style>
    <style:style style:name="co2" style:family="table-column">
      <style:table-column-properties fo:break-before="auto" style:column-width="4.48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1.68mm"/>
    </style:style>
    <style:style style:name="co6" style:family="table-column">
      <style:table-column-properties fo:break-before="auto" style:column-width="3.35mm"/>
    </style:style>
    <style:style style:name="co7" style:family="table-column">
      <style:table-column-properties fo:break-before="auto" style:column-width="22.3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2.12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alendrier_5f_paysage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bce4e5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111">
      <style:table-cell-properties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34"/>
    </style:style>
    <style:style style:name="ce1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2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3" style:family="table-cell" style:parent-style-name="Default" style:data-style-name="N111">
      <style:table-cell-properties fo:border-bottom="0.74pt solid #000000" fo:background-color="#b2b2b2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 style:data-style-name="N111">
      <style:table-cell-properties fo:border-bottom="0.74pt solid #000000" fo:background-color="#f7a19a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111">
      <style:table-cell-properties fo:border-bottom="0.74pt solid #000000" fo:background-color="#00b6b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f187c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 style:data-style-name="N111">
      <style:table-cell-properties fo:border-bottom="0.74pt solid #000000" fo:background-color="#fdb94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32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34"/>
    </style:style>
    <style:style style:name="ce39" style:family="table-cell" style:parent-style-name="Default" style:data-style-name="N111">
      <style:table-cell-properties fo:border-bottom="0.74pt solid #000000" fo:background-color="#bce4e5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 style:data-style-name="N111">
      <style:table-cell-properties fo:border-bottom="0.74pt solid #000000" fo:background-color="#add58a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42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43" style:family="table-cell" style:parent-style-name="Default" style:data-style-name="N111">
      <style:table-cell-properties fo:border-bottom="0.74pt solid #000000" fo:background-color="#f04e4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Default" style:data-style-name="N111">
      <style:table-cell-properties fo:border-bottom="0.74pt solid #000000" fo:background-color="#59c5c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 style:data-style-name="N111">
      <style:table-cell-properties fo:border-bottom="0.74pt solid #000000" fo:background-color="#f8aa9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4" style:family="table-cell" style:parent-style-name="Default" style:data-style-name="N111">
      <style:table-cell-properties fo:border-bottom="none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5" style:family="table-cell" style:parent-style-name="Default" style:data-style-name="N111">
      <style:table-cell-properties fo:border-bottom="0.74pt solid #000000" fo:background-color="#e3d20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 style:data-style-name="N111">
      <style:table-cell-properties fo:border-bottom="0.74pt solid #000000" fo:background-color="#fdc578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 style:data-style-name="N111">
      <style:table-cell-properties fo:border-bottom="none" fo:background-color="#7477b8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 style:data-style-name="N111">
      <style:table-cell-properties fo:border-bottom="0.74pt solid #000000" fo:background-color="#62a73b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9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53" style:family="table-cell" style:parent-style-name="Default" style:data-style-name="N111">
      <style:table-cell-properties fo:border-bottom="0.74pt solid #000000" fo:background-color="#f9a87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5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rier_pays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2" table:visibility="collapse" table:default-cell-style-name="Default"/>
        <table:table-column table:style-name="co6" table:default-cell-style-name="Default"/>
        <table:table-column table:style-name="co7" table:number-columns-repeated="98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7" table:number-rows-spanned="2">
            <text:p>PLANNING </text:p>
          </table:table-cell>
          <table:covered-table-cell table:number-columns-repeated="35" table:style-name="ce10"/>
          <table:covered-table-cell table:style-name="ce56"/>
          <table:table-cell table:number-columns-repeated="986"/>
        </table:table-row>
        <table:table-row table:style-name="ro3">
          <table:table-cell/>
          <table:covered-table-cell table:style-name="ce4"/>
          <table:covered-table-cell table:number-columns-repeated="35" table:style-name="ce11"/>
          <table:covered-table-cell table:style-name="ce57"/>
          <table:table-cell table:number-columns-repeated="986"/>
        </table:table-row>
        <table:table-row table:style-name="ro2">
          <table:table-cell/>
          <table:table-cell table:style-name="ce5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58"/>
          <table:table-cell table:number-columns-repeated="986"/>
        </table:table-row>
        <table:table-row table:style-name="ro3">
          <table:table-cell table:style-name="ce2"/>
          <table:table-cell table:style-name="ce6"/>
          <table:table-cell table:style-name="ce13" office:value-type="string" calcext:value-type="string" table:number-columns-spanned="2" table:number-rows-spanned="1">
            <text:p>octobre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novembre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décembre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janvier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février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mars</text:p>
          </table:table-cell>
          <table:covered-table-cell table:style-name="ce21"/>
          <table:table-cell table:style-name="ce3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 table:number-columns-repeated="985"/>
        </table:table-row>
        <table:table-row table:style-name="ro4">
          <table:table-cell/>
          <table:table-cell table:style-name="ce7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1" calcext:value-type="date">
            <text:p>1</text:p>
          </table:table-cell>
          <table:table-cell table:style-name="ce82"/>
          <table:table-cell table:style-name="ce36"/>
          <table:table-cell table:style-name="ce15" office:value-type="date" office:date-value="2020-02-01" calcext:value-type="date">
            <text:p>1</text:p>
          </table:table-cell>
          <table:table-cell table:style-name="ce82"/>
          <table:table-cell table:style-name="ce36"/>
          <table:table-cell table:style-name="ce15" office:value-type="date" office:date-value="2020-03-01" calcext:value-type="date">
            <text:p>1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1" calcext:value-type="date">
            <text:p>1</text:p>
          </table:table-cell>
          <table:table-cell table:style-name="ce82"/>
          <table:table-cell table:style-name="ce36"/>
          <table:table-cell table:style-name="ce15" office:value-type="date" office:date-value="2020-05-01" calcext:value-type="date">
            <text:p>1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1" calcext:value-type="date">
            <text:p>1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2" calcext:value-type="date">
            <text:p>2</text:p>
          </table:table-cell>
          <table:table-cell table:style-name="ce83" office:value-type="string" calcext:value-type="string">
            <text:p>rentrée</text:p>
          </table:table-cell>
          <table:table-cell table:style-name="ce36"/>
          <table:table-cell table:style-name="ce15" office:value-type="date" office:date-value="2020-02-02" calcext:value-type="date">
            <text:p>2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3-02" calcext:value-type="date">
            <text:p>2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2" calcext:value-type="date">
            <text:p>2</text:p>
          </table:table-cell>
          <table:table-cell table:style-name="ce87"/>
          <table:table-cell table:style-name="ce36"/>
          <table:table-cell table:style-name="ce15" office:value-type="date" office:date-value="2020-05-02" calcext:value-type="date">
            <text:p>2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2" calcext:value-type="date">
            <text:p>2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3" calcext:value-type="date">
            <text:p>3</text:p>
          </table:table-cell>
          <table:table-cell table:style-name="ce84"/>
          <table:table-cell table:style-name="ce36"/>
          <table:table-cell table:style-name="ce15" office:value-type="date" office:date-value="2020-02-03" calcext:value-type="date">
            <text:p>3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3-03" calcext:value-type="date">
            <text:p>3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3" calcext:value-type="date">
            <text:p>3</text:p>
          </table:table-cell>
          <table:table-cell table:style-name="ce84"/>
          <table:table-cell table:style-name="ce36"/>
          <table:table-cell table:style-name="ce15" office:value-type="date" office:date-value="2020-05-03" calcext:value-type="date">
            <text:p>3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3" calcext:value-type="date">
            <text:p>3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4" calcext:value-type="date">
            <text:p>4</text:p>
          </table:table-cell>
          <table:table-cell table:style-name="ce82"/>
          <table:table-cell table:style-name="ce36"/>
          <table:table-cell table:style-name="ce15" office:value-type="date" office:date-value="2020-02-04" calcext:value-type="date">
            <text:p>4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3-04" calcext:value-type="date">
            <text:p>4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4" calcext:value-type="date">
            <text:p>4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04" calcext:value-type="date">
            <text:p>4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4" calcext:value-type="date">
            <text:p>4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5" calcext:value-type="date">
            <text:p>5</text:p>
          </table:table-cell>
          <table:table-cell table:style-name="ce27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5" calcext:value-type="date">
            <text:p>5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3-05" calcext:value-type="date">
            <text:p>5</text:p>
          </table:table-cell>
          <table:table-cell table:style-name="ce84"/>
          <table:table-cell table:style-name="ce36"/>
          <table:table-cell table:style-name="ce15" office:value-type="date" office:date-value="2020-04-05" calcext:value-type="date">
            <text:p>5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05" calcext:value-type="date">
            <text:p>5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5" calcext:value-type="date">
            <text:p>5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6" calcext:value-type="date">
            <text:p>6</text:p>
          </table:table-cell>
          <table:table-cell table:style-name="ce27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6" calcext:value-type="date">
            <text:p>6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3-06" calcext:value-type="date">
            <text:p>6</text:p>
          </table:table-cell>
          <table:table-cell table:style-name="ce82"/>
          <table:table-cell table:style-name="ce36"/>
          <table:table-cell table:style-name="ce15" office:value-type="date" office:date-value="2020-04-06" calcext:value-type="date">
            <text:p>6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06" calcext:value-type="date">
            <text:p>6</text:p>
          </table:table-cell>
          <table:table-cell table:style-name="ce82"/>
          <table:table-cell table:style-name="ce36"/>
          <table:table-cell table:style-name="ce15" office:value-type="date" office:date-value="2020-06-06" calcext:value-type="date">
            <text:p>6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7" calcext:value-type="date">
            <text:p>7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7" calcext:value-type="date">
            <text:p>7</text:p>
          </table:table-cell>
          <table:table-cell table:style-name="ce82"/>
          <table:table-cell table:style-name="ce36"/>
          <table:table-cell table:style-name="ce15" office:value-type="date" office:date-value="2020-03-07" calcext:value-type="date">
            <text:p>7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7" calcext:value-type="date">
            <text:p>7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07" calcext:value-type="date">
            <text:p>7</text:p>
          </table:table-cell>
          <table:table-cell table:style-name="ce82"/>
          <table:table-cell table:style-name="ce36"/>
          <table:table-cell table:style-name="ce15" office:value-type="date" office:date-value="2020-06-07" calcext:value-type="date">
            <text:p>7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8" calcext:value-type="date">
            <text:p>8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8" calcext:value-type="date">
            <text:p>8</text:p>
          </table:table-cell>
          <table:table-cell table:style-name="ce82"/>
          <table:table-cell table:style-name="ce36"/>
          <table:table-cell table:style-name="ce15" office:value-type="date" office:date-value="2020-03-08" calcext:value-type="date">
            <text:p>8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8" calcext:value-type="date">
            <text:p>8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08" calcext:value-type="date">
            <text:p>8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5" office:value-type="date" office:date-value="2020-06-08" calcext:value-type="date">
            <text:p>8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09" calcext:value-type="date">
            <text:p>9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9" calcext:value-type="date">
            <text:p>9</text:p>
          </table:table-cell>
          <table:table-cell table:style-name="ce39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09" calcext:value-type="date">
            <text:p>9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09" calcext:value-type="date">
            <text:p>9</text:p>
          </table:table-cell>
          <table:table-cell table:style-name="ce84"/>
          <table:table-cell table:style-name="ce36"/>
          <table:table-cell table:style-name="ce15" office:value-type="date" office:date-value="2020-05-09" calcext:value-type="date">
            <text:p>9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09" calcext:value-type="date">
            <text:p>9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0" calcext:value-type="date">
            <text:p>10</text:p>
          </table:table-cell>
          <table:table-cell table:style-name="ce82"/>
          <table:table-cell table:style-name="ce36"/>
          <table:table-cell table:style-name="ce15" office:value-type="date" office:date-value="2020-02-10" calcext:value-type="date">
            <text:p>10</text:p>
          </table:table-cell>
          <table:table-cell table:style-name="ce39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10" calcext:value-type="date">
            <text:p>10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0" calcext:value-type="date">
            <text:p>10</text:p>
          </table:table-cell>
          <table:table-cell table:style-name="ce84"/>
          <table:table-cell table:style-name="ce36"/>
          <table:table-cell table:style-name="ce15" office:value-type="date" office:date-value="2020-05-10" calcext:value-type="date">
            <text:p>10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0" calcext:value-type="date">
            <text:p>10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1" calcext:value-type="date">
            <text:p>11</text:p>
          </table:table-cell>
          <table:table-cell table:style-name="ce82"/>
          <table:table-cell table:style-name="ce36"/>
          <table:table-cell table:style-name="ce15" office:value-type="date" office:date-value="2020-02-11" calcext:value-type="date">
            <text:p>11</text:p>
          </table:table-cell>
          <table:table-cell table:style-name="ce39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11" calcext:value-type="date">
            <text:p>11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1" calcext:value-type="date">
            <text:p>11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11" calcext:value-type="date">
            <text:p>11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1" calcext:value-type="date">
            <text:p>11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2" calcext:value-type="date">
            <text:p>12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2" calcext:value-type="date">
            <text:p>12</text:p>
          </table:table-cell>
          <table:table-cell table:style-name="ce39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12" calcext:value-type="date">
            <text:p>12</text:p>
          </table:table-cell>
          <table:table-cell table:style-name="ce82"/>
          <table:table-cell table:style-name="ce36"/>
          <table:table-cell table:style-name="ce15" office:value-type="date" office:date-value="2020-04-12" calcext:value-type="date">
            <text:p>12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12" calcext:value-type="date">
            <text:p>12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2" calcext:value-type="date">
            <text:p>12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3" calcext:value-type="date">
            <text:p>13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3" calcext:value-type="date">
            <text:p>13</text:p>
          </table:table-cell>
          <table:table-cell table:style-name="ce39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13" calcext:value-type="date">
            <text:p>13</text:p>
          </table:table-cell>
          <table:table-cell table:style-name="ce82"/>
          <table:table-cell table:style-name="ce36"/>
          <table:table-cell table:style-name="ce15" office:value-type="date" office:date-value="2020-04-13" calcext:value-type="date">
            <text:p>13</text:p>
          </table:table-cell>
          <table:table-cell table:style-name="ce105" office:value-type="string" calcext:value-type="string">
            <text:p>Projet 10</text:p>
          </table:table-cell>
          <table:table-cell table:style-name="ce36"/>
          <table:table-cell table:style-name="ce15" office:value-type="date" office:date-value="2020-05-13" calcext:value-type="date">
            <text:p>13</text:p>
          </table:table-cell>
          <table:table-cell table:style-name="ce109"/>
          <table:table-cell table:style-name="ce36"/>
          <table:table-cell table:style-name="ce15" office:value-type="date" office:date-value="2020-06-13" calcext:value-type="date">
            <text:p>13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4" calcext:value-type="date">
            <text:p>14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4" calcext:value-type="date">
            <text:p>14</text:p>
          </table:table-cell>
          <table:table-cell table:style-name="ce82"/>
          <table:table-cell table:style-name="ce36"/>
          <table:table-cell table:style-name="ce15" office:value-type="date" office:date-value="2020-03-14" calcext:value-type="date">
            <text:p>14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4" calcext:value-type="date">
            <text:p>14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14" calcext:value-type="date">
            <text:p>14</text:p>
          </table:table-cell>
          <table:table-cell table:style-name="ce82"/>
          <table:table-cell table:style-name="ce36"/>
          <table:table-cell table:style-name="ce15" office:value-type="date" office:date-value="2020-06-14" calcext:value-type="date">
            <text:p>14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5" calcext:value-type="date">
            <text:p>15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5" calcext:value-type="date">
            <text:p>15</text:p>
          </table:table-cell>
          <table:table-cell table:style-name="ce84" office:value-type="string" calcext:value-type="string">
            <text:p>Projet 5</text:p>
          </table:table-cell>
          <table:table-cell table:style-name="ce36"/>
          <table:table-cell table:style-name="ce15" office:value-type="date" office:date-value="2020-03-15" calcext:value-type="date">
            <text:p>15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5" calcext:value-type="date">
            <text:p>15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15" calcext:value-type="date">
            <text:p>15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5" calcext:value-type="date">
            <text:p>15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6" calcext:value-type="date">
            <text:p>16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6" calcext:value-type="date">
            <text:p>16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16" calcext:value-type="date">
            <text:p>16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6" calcext:value-type="date">
            <text:p>16</text:p>
          </table:table-cell>
          <table:table-cell table:style-name="ce82"/>
          <table:table-cell table:style-name="ce36"/>
          <table:table-cell table:style-name="ce15" office:value-type="date" office:date-value="2020-05-16" calcext:value-type="date">
            <text:p>16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6" calcext:value-type="date">
            <text:p>16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7" calcext:value-type="date">
            <text:p>17</text:p>
          </table:table-cell>
          <table:table-cell table:style-name="ce87"/>
          <table:table-cell table:style-name="ce36"/>
          <table:table-cell table:style-name="ce15" office:value-type="date" office:date-value="2020-02-17" calcext:value-type="date">
            <text:p>17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17" calcext:value-type="date">
            <text:p>17</text:p>
          </table:table-cell>
          <table:table-cell table:style-name="ce43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4-17" calcext:value-type="date">
            <text:p>17</text:p>
          </table:table-cell>
          <table:table-cell table:style-name="ce82"/>
          <table:table-cell table:style-name="ce36"/>
          <table:table-cell table:style-name="ce15" office:value-type="date" office:date-value="2020-05-17" calcext:value-type="date">
            <text:p>17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7" calcext:value-type="date">
            <text:p>17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8" calcext:value-type="date">
            <text:p>18</text:p>
          </table:table-cell>
          <table:table-cell table:style-name="ce84"/>
          <table:table-cell table:style-name="ce36"/>
          <table:table-cell table:style-name="ce15" office:value-type="date" office:date-value="2020-02-18" calcext:value-type="date">
            <text:p>18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18" calcext:value-type="date">
            <text:p>18</text:p>
          </table:table-cell>
          <table:table-cell table:style-name="ce102" office:value-type="string" calcext:value-type="string">
            <text:p>Projet 8</text:p>
          </table:table-cell>
          <table:table-cell table:style-name="ce36"/>
          <table:table-cell table:style-name="ce15" office:value-type="date" office:date-value="2020-04-18" calcext:value-type="date">
            <text:p>18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18" calcext:value-type="date">
            <text:p>18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8" calcext:value-type="date">
            <text:p>18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19" calcext:value-type="date">
            <text:p>19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9" calcext:value-type="date">
            <text:p>19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19" calcext:value-type="date">
            <text:p>19</text:p>
          </table:table-cell>
          <table:table-cell table:style-name="ce82"/>
          <table:table-cell table:style-name="ce36"/>
          <table:table-cell table:style-name="ce15" office:value-type="date" office:date-value="2020-04-19" calcext:value-type="date">
            <text:p>19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19" calcext:value-type="date">
            <text:p>19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19" calcext:value-type="date">
            <text:p>19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0" calcext:value-type="date">
            <text:p>20</text:p>
          </table:table-cell>
          <table:table-cell table:style-name="ce28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0" calcext:value-type="date">
            <text:p>20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20" calcext:value-type="date">
            <text:p>20</text:p>
          </table:table-cell>
          <table:table-cell table:style-name="ce82"/>
          <table:table-cell table:style-name="ce36"/>
          <table:table-cell table:style-name="ce15" office:value-type="date" office:date-value="2020-04-20" calcext:value-type="date">
            <text:p>20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20" calcext:value-type="date">
            <text:p>20</text:p>
          </table:table-cell>
          <table:table-cell table:style-name="ce82"/>
          <table:table-cell table:style-name="ce36"/>
          <table:table-cell table:style-name="ce15" office:value-type="date" office:date-value="2020-06-20" calcext:value-type="date">
            <text:p>20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1" calcext:value-type="date">
            <text:p>21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2-21" calcext:value-type="date">
            <text:p>21</text:p>
          </table:table-cell>
          <table:table-cell table:style-name="ce82"/>
          <table:table-cell table:style-name="ce36"/>
          <table:table-cell table:style-name="ce15" office:value-type="date" office:date-value="2020-03-21" calcext:value-type="date">
            <text:p>21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4-21" calcext:value-type="date">
            <text:p>21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21" calcext:value-type="date">
            <text:p>21</text:p>
          </table:table-cell>
          <table:table-cell table:style-name="ce82"/>
          <table:table-cell table:style-name="ce36"/>
          <table:table-cell table:style-name="ce15" office:value-type="date" office:date-value="2020-06-21" calcext:value-type="date">
            <text:p>21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2" calcext:value-type="date">
            <text:p>22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2-22" calcext:value-type="date">
            <text:p>22</text:p>
          </table:table-cell>
          <table:table-cell table:style-name="ce82"/>
          <table:table-cell table:style-name="ce36"/>
          <table:table-cell table:style-name="ce15" office:value-type="date" office:date-value="2020-03-22" calcext:value-type="date">
            <text:p>22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4-22" calcext:value-type="date">
            <text:p>22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22" calcext:value-type="date">
            <text:p>22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22" calcext:value-type="date">
            <text:p>22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3" calcext:value-type="date">
            <text:p>23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2-23" calcext:value-type="date">
            <text:p>23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23" calcext:value-type="date">
            <text:p>23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4-23" calcext:value-type="date">
            <text:p>23</text:p>
          </table:table-cell>
          <table:table-cell table:style-name="ce82"/>
          <table:table-cell table:style-name="ce36"/>
          <table:table-cell table:style-name="ce15" office:value-type="date" office:date-value="2020-05-23" calcext:value-type="date">
            <text:p>23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23" calcext:value-type="date">
            <text:p>23</text:p>
          </table:table-cell>
          <table:table-cell table:style-name="ce53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4" calcext:value-type="date">
            <text:p>24</text:p>
          </table:table-cell>
          <table:table-cell table:style-name="ce82"/>
          <table:table-cell table:style-name="ce36"/>
          <table:table-cell table:style-name="ce15" office:value-type="date" office:date-value="2020-02-24" calcext:value-type="date">
            <text:p>24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24" calcext:value-type="date">
            <text:p>24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4-24" calcext:value-type="date">
            <text:p>24</text:p>
          </table:table-cell>
          <table:table-cell table:style-name="ce82"/>
          <table:table-cell table:style-name="ce36"/>
          <table:table-cell table:style-name="ce15" office:value-type="date" office:date-value="2020-05-24" calcext:value-type="date">
            <text:p>24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24" calcext:value-type="date">
            <text:p>24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5" calcext:value-type="date">
            <text:p>25</text:p>
          </table:table-cell>
          <table:table-cell table:style-name="ce82"/>
          <table:table-cell table:style-name="ce36"/>
          <table:table-cell table:style-name="ce15" office:value-type="date" office:date-value="2020-02-25" calcext:value-type="date">
            <text:p>25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25" calcext:value-type="date">
            <text:p>25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4-25" calcext:value-type="date">
            <text:p>25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25" calcext:value-type="date">
            <text:p>25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25" calcext:value-type="date">
            <text:p>25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5" office:value-type="date" office:date-value="2020-01-26" calcext:value-type="date">
            <text:p>26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5" office:value-type="date" office:date-value="2020-02-26" calcext:value-type="date">
            <text:p>26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3-26" calcext:value-type="date">
            <text:p>26</text:p>
          </table:table-cell>
          <table:table-cell table:style-name="ce82"/>
          <table:table-cell table:style-name="ce36"/>
          <table:table-cell table:style-name="ce15" office:value-type="date" office:date-value="2020-04-26" calcext:value-type="date">
            <text:p>26</text:p>
          </table:table-cell>
          <table:table-cell table:style-name="ce48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5-26" calcext:value-type="date">
            <text:p>26</text:p>
          </table:table-cell>
          <table:table-cell table:style-name="ce50" office:value-type="string" calcext:value-type="string">
            <text:p>Projet 13 </text:p>
          </table:table-cell>
          <table:table-cell table:style-name="ce36"/>
          <table:table-cell table:style-name="ce15" office:value-type="date" office:date-value="2020-06-26" calcext:value-type="date">
            <text:p>26</text:p>
          </table:table-cell>
          <table:table-cell table:style-name="ce8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6" office:value-type="date" office:date-value="2020-01-27" calcext:value-type="date">
            <text:p>27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6" office:value-type="date" office:date-value="2020-02-27" calcext:value-type="date">
            <text:p>27</text:p>
          </table:table-cell>
          <table:table-cell table:style-name="ce40" office:value-type="string" calcext:value-type="string">
            <text:p>Projet 6</text:p>
          </table:table-cell>
          <table:table-cell table:style-name="ce36"/>
          <table:table-cell table:style-name="ce16" office:value-type="date" office:date-value="2020-03-27" calcext:value-type="date">
            <text:p>27</text:p>
          </table:table-cell>
          <table:table-cell table:style-name="ce104"/>
          <table:table-cell table:style-name="ce36"/>
          <table:table-cell table:style-name="ce16" office:value-type="date" office:date-value="2020-04-27" calcext:value-type="date">
            <text:p>27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6" office:value-type="date" office:date-value="2020-05-27" calcext:value-type="date">
            <text:p>27</text:p>
          </table:table-cell>
          <table:table-cell table:style-name="ce104"/>
          <table:table-cell table:style-name="ce36"/>
          <table:table-cell table:style-name="ce16" office:value-type="date" office:date-value="2020-06-27" calcext:value-type="date">
            <text:p>27</text:p>
          </table:table-cell>
          <table:table-cell table:style-name="ce104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7" office:value-type="date" office:date-value="2020-01-28" calcext:value-type="date">
            <text:p>28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7" office:value-type="date" office:date-value="2020-02-28" calcext:value-type="date">
            <text:p>28</text:p>
          </table:table-cell>
          <table:table-cell table:style-name="ce89"/>
          <table:table-cell table:style-name="ce36"/>
          <table:table-cell table:style-name="ce17" office:value-type="date" office:date-value="2020-03-28" calcext:value-type="date">
            <text:p>28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7" office:value-type="date" office:date-value="2020-04-28" calcext:value-type="date">
            <text:p>28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7" office:value-type="date" office:date-value="2020-05-28" calcext:value-type="date">
            <text:p>28</text:p>
          </table:table-cell>
          <table:table-cell table:style-name="ce89"/>
          <table:table-cell table:style-name="ce36"/>
          <table:table-cell table:style-name="ce17" office:value-type="date" office:date-value="2020-06-28" calcext:value-type="date">
            <text:p>28</text:p>
          </table:table-cell>
          <table:table-cell table:style-name="ce89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7" office:value-type="date" office:date-value="2020-01-29" calcext:value-type="date">
            <text:p>29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17" office:value-type="date" office:date-value="2020-02-29" calcext:value-type="date">
            <text:p>29</text:p>
          </table:table-cell>
          <table:table-cell table:style-name="ce89"/>
          <table:table-cell table:style-name="ce36"/>
          <table:table-cell table:style-name="ce17" office:value-type="date" office:date-value="2020-03-29" calcext:value-type="date">
            <text:p>29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7" office:value-type="date" office:date-value="2020-04-29" calcext:value-type="date">
            <text:p>29</text:p>
          </table:table-cell>
          <table:table-cell table:style-name="ce49" office:value-type="string" calcext:value-type="string">
            <text:p><text:span text:style-name="T1">Projet 12</text:span></text:p>
          </table:table-cell>
          <table:table-cell table:style-name="ce36"/>
          <table:table-cell table:style-name="ce17"/>
          <table:table-cell table:style-name="ce52"/>
          <table:table-cell table:style-name="ce36"/>
          <table:table-cell table:style-name="ce17" office:value-type="date" office:date-value="2020-06-29" calcext:value-type="date">
            <text:p>29</text:p>
          </table:table-cell>
          <table:table-cell table:style-name="ce89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7" office:value-type="date" office:date-value="2020-01-30" calcext:value-type="date">
            <text:p>30</text:p>
          </table:table-cell>
          <table:table-cell table:style-name="ce30" office:value-type="string" calcext:value-type="string">
            <text:p>Projet 3 </text:p>
          </table:table-cell>
          <table:table-cell table:style-name="ce36"/>
          <table:table-cell table:style-name="ce38" office:value-type="date" office:date-value="1900-01-29" calcext:value-type="date">
            <text:p>29</text:p>
          </table:table-cell>
          <table:table-cell table:style-name="ce99"/>
          <table:table-cell table:style-name="ce36"/>
          <table:table-cell table:style-name="ce17" office:value-type="date" office:date-value="2020-03-30" calcext:value-type="date">
            <text:p>30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7" office:value-type="date" office:date-value="2020-04-30" calcext:value-type="date">
            <text:p>30</text:p>
          </table:table-cell>
          <table:table-cell table:style-name="ce104"/>
          <table:table-cell table:style-name="ce36"/>
          <table:table-cell table:style-name="ce17"/>
          <table:table-cell table:style-name="ce52"/>
          <table:table-cell table:style-name="ce36"/>
          <table:table-cell table:style-name="ce17" office:value-type="date" office:date-value="2020-06-30" calcext:value-type="date">
            <text:p>30</text:p>
          </table:table-cell>
          <table:table-cell table:style-name="ce89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5">
          <table:table-cell/>
          <table:table-cell table:style-name="ce7"/>
          <table:table-cell table:style-name="ce17" office:value-type="date" office:date-value="2020-01-31" calcext:value-type="date">
            <text:p>31</text:p>
          </table:table-cell>
          <table:table-cell table:style-name="ce89"/>
          <table:table-cell table:style-name="ce36"/>
          <table:table-cell table:style-name="ce38"/>
          <table:table-cell table:style-name="ce42"/>
          <table:table-cell table:style-name="ce36"/>
          <table:table-cell table:style-name="ce17" office:value-type="date" office:date-value="2020-03-31" calcext:value-type="date">
            <text:p>31</text:p>
          </table:table-cell>
          <table:table-cell table:style-name="ce45" office:value-type="string" calcext:value-type="string">
            <text:p>Projet 9</text:p>
          </table:table-cell>
          <table:table-cell table:style-name="ce36"/>
          <table:table-cell table:style-name="ce17" table:formula="of:=31" office:value-type="date" office:date-value="1900-01-30" calcext:value-type="date">
            <text:p>30</text:p>
          </table:table-cell>
          <table:table-cell table:style-name="ce89"/>
          <table:table-cell table:style-name="ce36"/>
          <table:table-cell table:style-name="ce17"/>
          <table:table-cell table:style-name="ce52"/>
          <table:table-cell table:style-name="ce36"/>
          <table:table-cell table:style-name="ce17" office:value-type="date" office:date-value="1900-01-30" calcext:value-type="date">
            <text:p>30</text:p>
          </table:table-cell>
          <table:table-cell table:style-name="ce89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6">
          <table:table-cell/>
          <table:table-cell table:style-name="ce8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7" table:number-rows-repeated="7">
          <table:table-cell table:number-columns-repeated="20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7" table:number-rows-repeated="80">
          <table:table-cell table:number-columns-repeated="21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7"/>
        </table:table-row>
        <table:table-row table:style-name="ro6" table:number-rows-repeated="10484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CalendrierAnneeH" table:base-cell-address="$Calendrier_paysage.$A$1" table:cell-range-address="$Calendrier_paysage.$B$2"/>
          <table:named-expression table:name="CalendrierFondP" table:base-cell-address="$Calendrier_paysage.$A$1" table:expression="[$Calendrier_paysage.$B$4:.$AL$4];[$Calendrier_paysage.$AN$8:.$AN$41];[$Calendrier_paysage.$B$38:.$AK$38];[$Calendrier_paysage.$B$5:.$B$37];[$Calendrier_paysage.$D$6:.$AK$6];[$Calendrier_paysage.$C$6];[$Calendrier_paysage.$E$5];[$Calendrier_paysage.$H$5];[$Calendrier_paysage.$K$5];[$Calendrier_paysage.$N$5];[$Calendrier_paysage.$Q$5];[$Calendrier_paysage.$T$5];[$Calendrier_paysage.$Y$8];[$Calendrier_paysage.$AB$8];[$Calendrier_paysage.$AE$8];[$Calendrier_paysage.$AH$8];[$Calendrier_paysage.$AK$8];[$Calendrier_paysage.$AK$10:.$AK$40];[$Calendrier_paysage.$AH$10:.$AH$40];[$Calendrier_paysage.$AE$10:.$AE$40];[$Calendrier_paysage.$AJ$40];[$Calendrier_paysage.$AI$40];[$Calendrier_paysage.$AC$40:.$AD$40];[$Calendrier_paysage.$AB$9:.$AB$40];[$Calendrier_paysage.$Y$10:.$Y$40];[$Calendrier_paysage.$R$37:.$S$37];[$Calendrier_paysage.$L$37:.$M$37];[$Calendrier_paysage.$E$7:.$E$37];[$Calendrier_paysage.$H$7:.$H$37];[$Calendrier_paysage.$K$7:.$K$37];[$Calendrier_paysage.$N$7:.$N$37];[$Calendrier_paysage.$Q$7:.$Q$37];[$Calendrier_paysage.$T$7:.$T$37]"/>
          <table:named-expression table:name="ContenuCalendrierP" table:base-cell-address="$Calendrier_paysage.$A$1" table:expression="[$Calendrier_paysage.$C$7:.$C$37];[$Calendrier_paysage.$F$7:.$F$37];[$Calendrier_paysage.$I$7:.$I$37];[$Calendrier_paysage.$L$7:.$L$37];[$Calendrier_paysage.$O$7:.$O$37];[$Calendrier_paysage.$R$7:.$R$37];[$Calendrier_paysage.$W$10:.$W$40];[$Calendrier_paysage.$Z$10:.$Z$40];[$Calendrier_paysage.$AC$10:.$AC$40];[$Calendrier_paysage.$AF$10:.$AF$40];[$Calendrier_paysage.$AI$10:.$AI$40];[$Calendrier_paysage.$AL$10:.$AL$40]"/>
          <table:named-range table:name="Fevrier29P" table:base-cell-address="$Calendrier_paysage.$A$1" table:cell-range-address="$Calendrier_paysage.$F$35"/>
          <table:named-range table:name="Ma_Zone_d_Impression" table:base-cell-address="$Calendrier_paysage.$A$1" table:cell-range-address="$Calendrier_paysage.$B$2:.$AL$38"/>
          <table:named-expression table:name="MoisImpairP" table:base-cell-address="$Calendrier_paysage.$A$1" table:expression="[$Calendrier_paysage.$C$5];[$Calendrier_paysage.$I$5];[$Calendrier_paysage.$O$5];[$Calendrier_paysage.$W$8];[$Calendrier_paysage.$AC$8];[$Calendrier_paysage.$AI$8]"/>
          <table:named-expression table:name="MoisPairP" table:base-cell-address="$Calendrier_paysage.$A$1" table:expression="[$Calendrier_paysage.$AL$8];[$Calendrier_paysage.$AF$8];[$Calendrier_paysage.$Z$8];[$Calendrier_paysage.$R$5];[$Calendrier_paysage.$L$5];[$Calendrier_paysage.$F$5]"/>
        </table:named-expressions>
        <calcext:conditional-formats>
          <calcext:conditional-format calcext:target-range-address="Calendrier_paysage.C34:Calendrier_paysage.C37 Calendrier_paysage.F34:Calendrier_paysage.F37 Calendrier_paysage.I34:Calendrier_paysage.I37 Calendrier_paysage.L34:Calendrier_paysage.L37 Calendrier_paysage.O34:Calendrier_paysage.O37 Calendrier_paysage.R34:Calendrier_paysage.R37">
            <calcext:condition calcext:apply-style-name="ConditionalStyle_3" calcext:value="formula-is(ISNUMBER(INDIRECT(ADDRESS(ROW();COLUMN())))=1)" calcext:base-cell-address="Calendrier_paysage.C34"/>
          </calcext:conditional-format>
          <calcext:conditional-format calcext:target-range-address="Calendrier_paysage.S34:Calendrier_paysage.S37 Calendrier_paysage.P34:Calendrier_paysage.P37 Calendrier_paysage.M37:Calendrier_paysage.M37 Calendrier_paysage.G34:Calendrier_paysage.G37 Calendrier_paysage.D37:Calendrier_paysage.D37">
            <calcext:condition calcext:apply-style-name="ConditionalStyle_1" calcext:value="formula-is(INDIRECT(ADDRESS(ROW();COLUMN()-1))&lt;&gt;&quot;&quot;)" calcext:base-cell-address="Calendrier_paysage.D34"/>
          </calcext:conditional-format>
        </calcext:conditional-formats>
      </table:table>
      <table:named-expressions>
        <table:named-expression table:name="AnneeCalendrier" table:base-cell-address="$Calendrier_paysage.$A$1" table:expression="['file:///C:/c2078ab0478a192d/Documents/Excel-Malin/calendrier_annuel/Calendrier_annuel_2020_Excel_v2-7.xlsm'#$Calendrier_annuel.$F$5]"/>
        <table:named-expression table:name="CalendrierFondP" table:base-cell-address="$Calendrier_paysage.$A$1" table:expression="['file:///C:/c2078ab0478a192d/Documents/Excel-Malin/calendrier_annuel/Calendrier_annuel_2020_Excel_v2-7.xlsm'#$Calendrier_paysage.$B$4:.$AL$4];['file:///C:/c2078ab0478a192d/Documents/Excel-Malin/calendrier_annuel/Calendrier_annuel_2020_Excel_v2-7.xlsm'#$Calendrier_paysage.$AL$5:.$AL$38];['file:///C:/c2078ab0478a192d/Documents/Excel-Malin/calendrier_annuel/Calendrier_annuel_2020_Excel_v2-7.xlsm'#$Calendrier_paysage.$B$38:.$AK$38];['file:///C:/c2078ab0478a192d/Documents/Excel-Malin/calendrier_annuel/Calendrier_annuel_2020_Excel_v2-7.xlsm'#$Calendrier_paysage.$B$5:.$B$37];['file:///C:/c2078ab0478a192d/Documents/Excel-Malin/calendrier_annuel/Calendrier_annuel_2020_Excel_v2-7.xlsm'#$Calendrier_paysage.$D$6:.$AK$6];['file:///C:/c2078ab0478a192d/Documents/Excel-Malin/calendrier_annuel/Calendrier_annuel_2020_Excel_v2-7.xlsm'#$Calendrier_paysage.$C$6];['file:///C:/c2078ab0478a192d/Documents/Excel-Malin/calendrier_annuel/Calendrier_annuel_2020_Excel_v2-7.xlsm'#$Calendrier_paysage.$E$5];['file:///C:/c2078ab0478a192d/Documents/Excel-Malin/calendrier_annuel/Calendrier_annuel_2020_Excel_v2-7.xlsm'#$Calendrier_paysage.$H$5];['file:///C:/c2078ab0478a192d/Documents/Excel-Malin/calendrier_annuel/Calendrier_annuel_2020_Excel_v2-7.xlsm'#$Calendrier_paysage.$K$5];['file:///C:/c2078ab0478a192d/Documents/Excel-Malin/calendrier_annuel/Calendrier_annuel_2020_Excel_v2-7.xlsm'#$Calendrier_paysage.$N$5];['file:///C:/c2078ab0478a192d/Documents/Excel-Malin/calendrier_annuel/Calendrier_annuel_2020_Excel_v2-7.xlsm'#$Calendrier_paysage.$Q$5];['file:///C:/c2078ab0478a192d/Documents/Excel-Malin/calendrier_annuel/Calendrier_annuel_2020_Excel_v2-7.xlsm'#$Calendrier_paysage.$T$5];['file:///C:/c2078ab0478a192d/Documents/Excel-Malin/calendrier_annuel/Calendrier_annuel_2020_Excel_v2-7.xlsm'#$Calendrier_paysage.$W$5];['file:///C:/c2078ab0478a192d/Documents/Excel-Malin/calendrier_annuel/Calendrier_annuel_2020_Excel_v2-7.xlsm'#$Calendrier_paysage.$Z$5];['file:///C:/c2078ab0478a192d/Documents/Excel-Malin/calendrier_annuel/Calendrier_annuel_2020_Excel_v2-7.xlsm'#$Calendrier_paysage.$AC$5];['file:///C:/c2078ab0478a192d/Documents/Excel-Malin/calendrier_annuel/Calendrier_annuel_2020_Excel_v2-7.xlsm'#$Calendrier_paysage.$AF$5];['file:///C:/c2078ab0478a192d/Documents/Excel-Malin/calendrier_annuel/Calendrier_annuel_2020_Excel_v2-7.xlsm'#$Calendrier_paysage.$AI$5];['file:///C:/c2078ab0478a192d/Documents/Excel-Malin/calendrier_annuel/Calendrier_annuel_2020_Excel_v2-7.xlsm'#$Calendrier_paysage.$AI$7:.$AI$37];['file:///C:/c2078ab0478a192d/Documents/Excel-Malin/calendrier_annuel/Calendrier_annuel_2020_Excel_v2-7.xlsm'#$Calendrier_paysage.$AF$7:.$AF$37];['file:///C:/c2078ab0478a192d/Documents/Excel-Malin/calendrier_annuel/Calendrier_annuel_2020_Excel_v2-7.xlsm'#$Calendrier_paysage.$AC$7:.$AC$37];['file:///C:/c2078ab0478a192d/Documents/Excel-Malin/calendrier_annuel/Calendrier_annuel_2020_Excel_v2-7.xlsm'#$Calendrier_paysage.$AH$37];['file:///C:/c2078ab0478a192d/Documents/Excel-Malin/calendrier_annuel/Calendrier_annuel_2020_Excel_v2-7.xlsm'#$Calendrier_paysage.$AG$37];['file:///C:/c2078ab0478a192d/Documents/Excel-Malin/calendrier_annuel/Calendrier_annuel_2020_Excel_v2-7.xlsm'#$Calendrier_paysage.$AA$37:.$AB$37];['file:///C:/c2078ab0478a192d/Documents/Excel-Malin/calendrier_annuel/Calendrier_annuel_2020_Excel_v2-7.xlsm'#$Calendrier_paysage.$Z$6:.$Z$37];['file:///C:/c2078ab0478a192d/Documents/Excel-Malin/calendrier_annuel/Calendrier_annuel_2020_Excel_v2-7.xlsm'#$Calendrier_paysage.$W$7:.$W$37];['file:///C:/c2078ab0478a192d/Documents/Excel-Malin/calendrier_annuel/Calendrier_annuel_2020_Excel_v2-7.xlsm'#$Calendrier_paysage.$R$37:.$S$37];['file:///C:/c2078ab0478a192d/Documents/Excel-Malin/calendrier_annuel/Calendrier_annuel_2020_Excel_v2-7.xlsm'#$Calendrier_paysage.$L$37:.$M$37];['file:///C:/c2078ab0478a192d/Documents/Excel-Malin/calendrier_annuel/Calendrier_annuel_2020_Excel_v2-7.xlsm'#$Calendrier_paysage.$E$7:.$E$37];['file:///C:/c2078ab0478a192d/Documents/Excel-Malin/calendrier_annuel/Calendrier_annuel_2020_Excel_v2-7.xlsm'#$Calendrier_paysage.$H$7:.$H$37];['file:///C:/c2078ab0478a192d/Documents/Excel-Malin/calendrier_annuel/Calendrier_annuel_2020_Excel_v2-7.xlsm'#$Calendrier_paysage.$K$7:.$K$37];['file:///C:/c2078ab0478a192d/Documents/Excel-Malin/calendrier_annuel/Calendrier_annuel_2020_Excel_v2-7.xlsm'#$Calendrier_paysage.$N$7:.$N$37];['file:///C:/c2078ab0478a192d/Documents/Excel-Malin/calendrier_annuel/Calendrier_annuel_2020_Excel_v2-7.xlsm'#$Calendrier_paysage.$Q$7:.$Q$37];['file:///C:/c2078ab0478a192d/Documents/Excel-Malin/calendrier_annuel/Calendrier_annuel_2020_Excel_v2-7.xlsm'#$Calendrier_paysage.$T$7:.$T$37]"/>
        <table:named-expression table:name="CalendrierFondV" table:base-cell-address="$Calendrier_paysage.$A$1" table:expression="['file:///C:/c2078ab0478a192d/Documents/Excel-Malin/calendrier_annuel/Calendrier_annuel_2020_Excel_v2-7.xlsm'#$Calendrier_portrait.$B$4:.$Z$4];['file:///C:/c2078ab0478a192d/Documents/Excel-Malin/calendrier_annuel/Calendrier_annuel_2020_Excel_v2-7.xlsm'#$Calendrier_portrait.$B$6:.$Z$6];['file:///C:/c2078ab0478a192d/Documents/Excel-Malin/calendrier_annuel/Calendrier_annuel_2020_Excel_v2-7.xlsm'#$Calendrier_portrait.$B$5:.$B$69];['file:///C:/c2078ab0478a192d/Documents/Excel-Malin/calendrier_annuel/Calendrier_annuel_2020_Excel_v2-7.xlsm'#$Calendrier_portrait.$E$69];['file:///C:/c2078ab0478a192d/Documents/Excel-Malin/calendrier_annuel/Calendrier_annuel_2020_Excel_v2-7.xlsm'#$Calendrier_portrait.$D$5:.$D$69];['file:///C:/c2078ab0478a192d/Documents/Excel-Malin/calendrier_annuel/Calendrier_annuel_2020_Excel_v2-7.xlsm'#$Calendrier_portrait.$F$5:.$F$69];['file:///C:/c2078ab0478a192d/Documents/Excel-Malin/calendrier_annuel/Calendrier_annuel_2020_Excel_v2-7.xlsm'#$Calendrier_portrait.$H$5:.$H$69];['file:///C:/c2078ab0478a192d/Documents/Excel-Malin/calendrier_annuel/Calendrier_annuel_2020_Excel_v2-7.xlsm'#$Calendrier_portrait.$J$5:.$J$69];['file:///C:/c2078ab0478a192d/Documents/Excel-Malin/calendrier_annuel/Calendrier_annuel_2020_Excel_v2-7.xlsm'#$Calendrier_portrait.$L$5:.$L$69];['file:///C:/c2078ab0478a192d/Documents/Excel-Malin/calendrier_annuel/Calendrier_annuel_2020_Excel_v2-7.xlsm'#$Calendrier_portrait.$N$5:.$N$69];['file:///C:/c2078ab0478a192d/Documents/Excel-Malin/calendrier_annuel/Calendrier_annuel_2020_Excel_v2-7.xlsm'#$Calendrier_portrait.$P$5:.$P$69];['file:///C:/c2078ab0478a192d/Documents/Excel-Malin/calendrier_annuel/Calendrier_annuel_2020_Excel_v2-7.xlsm'#$Calendrier_portrait.$R$5:.$R$69];['file:///C:/c2078ab0478a192d/Documents/Excel-Malin/calendrier_annuel/Calendrier_annuel_2020_Excel_v2-7.xlsm'#$Calendrier_portrait.$T$5:.$T$69];['file:///C:/c2078ab0478a192d/Documents/Excel-Malin/calendrier_annuel/Calendrier_annuel_2020_Excel_v2-7.xlsm'#$Calendrier_portrait.$V$5:.$V$69];['file:///C:/c2078ab0478a192d/Documents/Excel-Malin/calendrier_annuel/Calendrier_annuel_2020_Excel_v2-7.xlsm'#$Calendrier_portrait.$X$5:.$X$69];['file:///C:/c2078ab0478a192d/Documents/Excel-Malin/calendrier_annuel/Calendrier_annuel_2020_Excel_v2-7.xlsm'#$Calendrier_portrait.$Z$5:.$Z$69];['file:///C:/c2078ab0478a192d/Documents/Excel-Malin/calendrier_annuel/Calendrier_annuel_2020_Excel_v2-7.xlsm'#$Calendrier_portrait.$C$69:.$Y$69]"/>
        <table:named-expression table:name="ContenuCalendrierP" table:base-cell-address="$Calendrier_paysage.$A$1" table:expression="['file:///C:/c2078ab0478a192d/Documents/Excel-Malin/calendrier_annuel/Calendrier_annuel_2020_Excel_v2-7.xlsm'#$Calendrier_paysage.$C$7:.$C$37];['file:///C:/c2078ab0478a192d/Documents/Excel-Malin/calendrier_annuel/Calendrier_annuel_2020_Excel_v2-7.xlsm'#$Calendrier_paysage.$F$7:.$F$37];['file:///C:/c2078ab0478a192d/Documents/Excel-Malin/calendrier_annuel/Calendrier_annuel_2020_Excel_v2-7.xlsm'#$Calendrier_paysage.$I$7:.$I$37];['file:///C:/c2078ab0478a192d/Documents/Excel-Malin/calendrier_annuel/Calendrier_annuel_2020_Excel_v2-7.xlsm'#$Calendrier_paysage.$L$7:.$L$37];['file:///C:/c2078ab0478a192d/Documents/Excel-Malin/calendrier_annuel/Calendrier_annuel_2020_Excel_v2-7.xlsm'#$Calendrier_paysage.$O$7:.$O$37];['file:///C:/c2078ab0478a192d/Documents/Excel-Malin/calendrier_annuel/Calendrier_annuel_2020_Excel_v2-7.xlsm'#$Calendrier_paysage.$R$7:.$R$37];['file:///C:/c2078ab0478a192d/Documents/Excel-Malin/calendrier_annuel/Calendrier_annuel_2020_Excel_v2-7.xlsm'#$Calendrier_paysage.$U$7:.$U$37];['file:///C:/c2078ab0478a192d/Documents/Excel-Malin/calendrier_annuel/Calendrier_annuel_2020_Excel_v2-7.xlsm'#$Calendrier_paysage.$X$7:.$X$37];['file:///C:/c2078ab0478a192d/Documents/Excel-Malin/calendrier_annuel/Calendrier_annuel_2020_Excel_v2-7.xlsm'#$Calendrier_paysage.$AA$7:.$AA$37];['file:///C:/c2078ab0478a192d/Documents/Excel-Malin/calendrier_annuel/Calendrier_annuel_2020_Excel_v2-7.xlsm'#$Calendrier_paysage.$AD$7:.$AD$37];['file:///C:/c2078ab0478a192d/Documents/Excel-Malin/calendrier_annuel/Calendrier_annuel_2020_Excel_v2-7.xlsm'#$Calendrier_paysage.$AG$7:.$AG$37];['file:///C:/c2078ab0478a192d/Documents/Excel-Malin/calendrier_annuel/Calendrier_annuel_2020_Excel_v2-7.xlsm'#$Calendrier_paysage.$AJ$7:.$AJ$37]"/>
        <table:named-expression table:name="ContenuCalendrierV" table:base-cell-address="$Calendrier_paysage.$A$1" table:expression="['file:///C:/c2078ab0478a192d/Documents/Excel-Malin/calendrier_annuel/Calendrier_annuel_2020_Excel_v2-7.xlsm'#$Calendrier_portrait.$C$7:.$C$68];['file:///C:/c2078ab0478a192d/Documents/Excel-Malin/calendrier_annuel/Calendrier_annuel_2020_Excel_v2-7.xlsm'#$Calendrier_portrait.$E$7:.$E$68];['file:///C:/c2078ab0478a192d/Documents/Excel-Malin/calendrier_annuel/Calendrier_annuel_2020_Excel_v2-7.xlsm'#$Calendrier_portrait.$G$7:.$G$68];['file:///C:/c2078ab0478a192d/Documents/Excel-Malin/calendrier_annuel/Calendrier_annuel_2020_Excel_v2-7.xlsm'#$Calendrier_portrait.$I$7:.$I$68];['file:///C:/c2078ab0478a192d/Documents/Excel-Malin/calendrier_annuel/Calendrier_annuel_2020_Excel_v2-7.xlsm'#$Calendrier_portrait.$K$7:.$K$68];['file:///C:/c2078ab0478a192d/Documents/Excel-Malin/calendrier_annuel/Calendrier_annuel_2020_Excel_v2-7.xlsm'#$Calendrier_portrait.$M$7:.$M$68];['file:///C:/c2078ab0478a192d/Documents/Excel-Malin/calendrier_annuel/Calendrier_annuel_2020_Excel_v2-7.xlsm'#$Calendrier_portrait.$O$7:.$O$68];['file:///C:/c2078ab0478a192d/Documents/Excel-Malin/calendrier_annuel/Calendrier_annuel_2020_Excel_v2-7.xlsm'#$Calendrier_portrait.$Q$7:.$Q$68];['file:///C:/c2078ab0478a192d/Documents/Excel-Malin/calendrier_annuel/Calendrier_annuel_2020_Excel_v2-7.xlsm'#$Calendrier_portrait.$S$7:.$S$68];['file:///C:/c2078ab0478a192d/Documents/Excel-Malin/calendrier_annuel/Calendrier_annuel_2020_Excel_v2-7.xlsm'#$Calendrier_portrait.$U$7:.$U$68];['file:///C:/c2078ab0478a192d/Documents/Excel-Malin/calendrier_annuel/Calendrier_annuel_2020_Excel_v2-7.xlsm'#$Calendrier_portrait.$W$7:.$W$68];['file:///C:/c2078ab0478a192d/Documents/Excel-Malin/calendrier_annuel/Calendrier_annuel_2020_Excel_v2-7.xlsm'#$Calendrier_portrait.$Y$7:.$Y$68]"/>
        <table:named-expression table:name="DebutCalendrierAnnee" table:base-cell-address="$Calendrier_paysage.$A$1" table:expression="['file:///C:/c2078ab0478a192d/Documents/Excel-Malin/calendrier_annuel/Calendrier_annuel_2020_Excel_v2-7.xlsm'#$Calendrier_annuel.$F$5]"/>
        <table:named-expression table:name="DebutCalendrierMois" table:base-cell-address="$Calendrier_paysage.$A$1" table:expression="['file:///C:/c2078ab0478a192d/Documents/Excel-Malin/calendrier_annuel/Calendrier_annuel_2020_Excel_v2-7.xlsm'#$Calendrier_annuel.$F$6]"/>
        <table:named-expression table:name="FinDeCalendrier" table:base-cell-address="$Calendrier_paysage.$A$1" table:expression="['file:///C:/c2078ab0478a192d/Documents/Excel-Malin/calendrier_annuel/Calendrier_annuel_2020_Excel_v2-7.xlsm'#$Calendrier_annuel.$F$7]"/>
        <table:named-expression table:name="MoisImpairP" table:base-cell-address="$Calendrier_paysage.$A$1" table:expression="['file:///C:/c2078ab0478a192d/Documents/Excel-Malin/calendrier_annuel/Calendrier_annuel_2020_Excel_v2-7.xlsm'#$Calendrier_paysage.$C$5];['file:///C:/c2078ab0478a192d/Documents/Excel-Malin/calendrier_annuel/Calendrier_annuel_2020_Excel_v2-7.xlsm'#$Calendrier_paysage.$I$5];['file:///C:/c2078ab0478a192d/Documents/Excel-Malin/calendrier_annuel/Calendrier_annuel_2020_Excel_v2-7.xlsm'#$Calendrier_paysage.$O$5];['file:///C:/c2078ab0478a192d/Documents/Excel-Malin/calendrier_annuel/Calendrier_annuel_2020_Excel_v2-7.xlsm'#$Calendrier_paysage.$U$5];['file:///C:/c2078ab0478a192d/Documents/Excel-Malin/calendrier_annuel/Calendrier_annuel_2020_Excel_v2-7.xlsm'#$Calendrier_paysage.$AA$5];['file:///C:/c2078ab0478a192d/Documents/Excel-Malin/calendrier_annuel/Calendrier_annuel_2020_Excel_v2-7.xlsm'#$Calendrier_paysage.$AG$5]"/>
        <table:named-expression table:name="MoisImpairV" table:base-cell-address="$Calendrier_paysage.$A$1" table:expression="['file:///C:/c2078ab0478a192d/Documents/Excel-Malin/calendrier_annuel/Calendrier_annuel_2020_Excel_v2-7.xlsm'#$Calendrier_portrait.$C$5];['file:///C:/c2078ab0478a192d/Documents/Excel-Malin/calendrier_annuel/Calendrier_annuel_2020_Excel_v2-7.xlsm'#$Calendrier_portrait.$G$5];['file:///C:/c2078ab0478a192d/Documents/Excel-Malin/calendrier_annuel/Calendrier_annuel_2020_Excel_v2-7.xlsm'#$Calendrier_portrait.$K$5];['file:///C:/c2078ab0478a192d/Documents/Excel-Malin/calendrier_annuel/Calendrier_annuel_2020_Excel_v2-7.xlsm'#$Calendrier_portrait.$O$5];['file:///C:/c2078ab0478a192d/Documents/Excel-Malin/calendrier_annuel/Calendrier_annuel_2020_Excel_v2-7.xlsm'#$Calendrier_portrait.$S$5];['file:///C:/c2078ab0478a192d/Documents/Excel-Malin/calendrier_annuel/Calendrier_annuel_2020_Excel_v2-7.xlsm'#$Calendrier_portrait.$W$5]"/>
        <table:named-expression table:name="MoisPairP" table:base-cell-address="$Calendrier_paysage.$A$1" table:expression="['file:///C:/c2078ab0478a192d/Documents/Excel-Malin/calendrier_annuel/Calendrier_annuel_2020_Excel_v2-7.xlsm'#$Calendrier_paysage.$AJ$5];['file:///C:/c2078ab0478a192d/Documents/Excel-Malin/calendrier_annuel/Calendrier_annuel_2020_Excel_v2-7.xlsm'#$Calendrier_paysage.$AD$5];['file:///C:/c2078ab0478a192d/Documents/Excel-Malin/calendrier_annuel/Calendrier_annuel_2020_Excel_v2-7.xlsm'#$Calendrier_paysage.$X$5];['file:///C:/c2078ab0478a192d/Documents/Excel-Malin/calendrier_annuel/Calendrier_annuel_2020_Excel_v2-7.xlsm'#$Calendrier_paysage.$R$5];['file:///C:/c2078ab0478a192d/Documents/Excel-Malin/calendrier_annuel/Calendrier_annuel_2020_Excel_v2-7.xlsm'#$Calendrier_paysage.$L$5];['file:///C:/c2078ab0478a192d/Documents/Excel-Malin/calendrier_annuel/Calendrier_annuel_2020_Excel_v2-7.xlsm'#$Calendrier_paysage.$F$5]"/>
        <table:named-expression table:name="MoisPairV" table:base-cell-address="$Calendrier_paysage.$A$1" table:expression="['file:///C:/c2078ab0478a192d/Documents/Excel-Malin/calendrier_annuel/Calendrier_annuel_2020_Excel_v2-7.xlsm'#$Calendrier_portrait.$E$5];['file:///C:/c2078ab0478a192d/Documents/Excel-Malin/calendrier_annuel/Calendrier_annuel_2020_Excel_v2-7.xlsm'#$Calendrier_portrait.$I$5];['file:///C:/c2078ab0478a192d/Documents/Excel-Malin/calendrier_annuel/Calendrier_annuel_2020_Excel_v2-7.xlsm'#$Calendrier_portrait.$M$5];['file:///C:/c2078ab0478a192d/Documents/Excel-Malin/calendrier_annuel/Calendrier_annuel_2020_Excel_v2-7.xlsm'#$Calendrier_portrait.$Q$5];['file:///C:/c2078ab0478a192d/Documents/Excel-Malin/calendrier_annuel/Calendrier_annuel_2020_Excel_v2-7.xlsm'#$Calendrier_portrait.$U$5];['file:///C:/c2078ab0478a192d/Documents/Excel-Malin/calendrier_annuel/Calendrier_annuel_2020_Excel_v2-7.xlsm'#$Calendrier_portrait.$Y$5]"/>
        <table:named-expression table:name="TitreDeCalendrier" table:base-cell-address="$Calendrier_paysage.$A$1" table:expression="['file:///C:/c2078ab0478a192d/Documents/Excel-Malin/calendrier_annuel/Calendrier_annuel_2020_Excel_v2-7.xlsm'#$Calendrier_annuel.$F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onditionalStyle_5f_2" style:display-name="ConditionalStyle_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onditionalStyle_5f_1" style:display-name="ConditionalStyle_1" style:family="table-cell" style:parent-style-name="Default">
      <style:table-cell-properties fo:border-bottom="0.74pt solid #000000" fo:border-left="none" fo:border-right="0.74pt solid #000000" fo:border-top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6mm" fo:margin-right="6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3:44:49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rier_5f_paysage" style:display-name="PageStyle_Calendrier_pay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udec</meta:initial-creator>
    <meta:creation-date>2019-03-01T13:22:08</meta:creation-date>
    <dc:date>2020-10-05T14:12:00.277000000</dc:date>
    <meta:generator>LibreOffice/5.4.7.2$Windows_X86_64 LibreOffice_project/c838ef25c16710f8838b1faec480ebba495259d0</meta:generator>
    <meta:editing-duration>PT40M10S</meta:editing-duration>
    <meta:editing-cycles>3</meta:editing-cycles>
    <meta:document-statistic meta:table-count="1" meta:cell-count="3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